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11966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paragraph-rsid="0014edc3" fo:background-color="#fffff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paragraph-rsid="00111966" fo:background-color="#fffff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1f995f" officeooo:paragraph-rsid="001f995f" fo:background-color="#fffff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51f63" officeooo:paragraph-rsid="00251f63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a2f66" fo:background-color="#fffff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a32b1" officeooo:paragraph-rsid="002a32b1" fo:background-color="#fffff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9ad1c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a2f66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29ad1c" officeooo:paragraph-rsid="002a32b1" fo:background-color="#fffff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11966" officeooo:paragraph-rsid="00111966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f995f" officeooo:paragraph-rsid="001f995f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2f19d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5c2d91" style:font-name="Arial" fo:font-size="12pt" fo:letter-spacing="normal" fo:font-weight="bold" officeooo:rsid="0027067e" officeooo:paragraph-rsid="0027067e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5c2d91" style:font-name="Arial" fo:font-size="12pt" fo:letter-spacing="normal" fo:font-style="normal" fo:font-weight="bold" officeooo:rsid="0027067e" officeooo:paragraph-rsid="0027067e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1409a" style:font-name="Arial" fo:font-size="12pt" fo:letter-spacing="normal" fo:font-style="normal" fo:font-weight="bold" officeooo:rsid="0029ad1c" officeooo:paragraph-rsid="002a2f66" fo:background-color="#fffff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c247e" officeooo:paragraph-rsid="000c247e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c9b91" officeooo:paragraph-rsid="000c9b91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0c9b91" officeooo:paragraph-rsid="0014edc3" fo:background-color="#fffff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11966" officeooo:paragraph-rsid="00111966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2pt" fo:font-weight="bold" officeooo:rsid="000c247e" officeooo:paragraph-rsid="000c247e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0c247e" officeooo:paragraph-rsid="000c247e" fo:background-color="#ffffff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paragraph-rsid="0016da24"/>
    </style:style>
    <style:style style:name="P24" style:family="paragraph" style:parent-style-name="Text_20_body">
      <style:paragraph-properties fo:text-align="start" style:justify-single-word="false"/>
      <style:text-properties officeooo:paragraph-rsid="00111966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4edc3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6c318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16da24"/>
    </style:style>
    <style:style style:name="P28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22781f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2347b2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3d464d" fo:font-size="12pt" fo:letter-spacing="normal" fo:font-weight="normal" officeooo:paragraph-rsid="002898fb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3d464d" style:font-name="Arial" fo:font-size="12pt" fo:letter-spacing="normal" fo:font-weight="normal" officeooo:rsid="000c9b91" officeooo:paragraph-rsid="0014edc3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fo:color="#3d464d" style:font-name="Arial" fo:font-size="12pt" fo:letter-spacing="normal" fo:font-weight="normal" officeooo:paragraph-rsid="001ca5c5" fo:background-color="#ffffff" style:font-size-asian="12pt" style:font-size-complex="12pt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11966" officeooo:paragraph-rsid="00111966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11966" officeooo:paragraph-rsid="00111966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11966" officeooo:paragraph-rsid="00111966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11966" officeooo:paragraph-rsid="0032795a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32795a" officeooo:paragraph-rsid="0032795a" fo:background-color="#ffffff" style:font-size-asian="12pt" style:font-weight-asian="normal" style:font-size-complex="12pt" style:font-weight-complex="normal"/>
    </style:style>
    <style:style style:name="T1" style:family="text">
      <style:text-properties officeooo:rsid="000c5654"/>
    </style:style>
    <style:style style:name="T2" style:family="text">
      <style:text-properties officeooo:rsid="000f37f4"/>
    </style:style>
    <style:style style:name="T3" style:family="text">
      <style:text-properties style:font-name="Source Serif Pro" fo:font-size="13.5pt"/>
    </style:style>
    <style:style style:name="T4" style:family="text">
      <style:text-properties style:font-name="Source Serif Pro" fo:font-size="13.5pt" officeooo:rsid="002f19d0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style:font-name="Source Serif Pro" fo:font-style="normal" officeooo:rsid="00111966" style:font-weight-asian="normal" style:font-weight-complex="normal"/>
    </style:style>
    <style:style style:name="T6" style:family="text">
      <style:text-properties style:font-name="Source Serif Pro" fo:font-style="normal" officeooo:rsid="00111966" loext:padding="0cm" loext:border="none"/>
    </style:style>
    <style:style style:name="T7" style:family="text">
      <style:text-properties fo:font-style="normal"/>
    </style:style>
    <style:style style:name="T8" style:family="text">
      <style:text-properties fo:font-style="normal" style:font-weight-asian="normal" style:font-weight-complex="normal"/>
    </style:style>
    <style:style style:name="T9" style:family="text">
      <style:text-properties fo:font-style="normal" officeooo:rsid="00111966" style:font-weight-asian="normal" style:font-weight-complex="normal"/>
    </style:style>
    <style:style style:name="T10" style:family="text">
      <style:text-properties fo:font-style="normal" fo:font-weight="bold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fo:font-weight="bold" officeooo:rsid="0029ad1c" style:font-weight-asian="bold" style:font-weight-complex="bold"/>
    </style:style>
    <style:style style:name="T13" style:family="text">
      <style:text-properties fo:color="#3d464d"/>
    </style:style>
    <style:style style:name="T14" style:family="text">
      <style:text-properties fo:color="#3d464d" style:font-name="Source Serif Pro" fo:font-size="13.5pt"/>
    </style:style>
    <style:style style:name="T15" style:family="text">
      <style:text-properties fo:color="#3d464d" style:font-name="Source Serif Pro" fo:font-size="13.5pt" fo:background-color="#f0f3f5" loext:char-shading-value="0" loext:padding="0cm" loext:border="none"/>
    </style:style>
    <style:style style:name="T16" style:family="text">
      <style:text-properties fo:color="#3d464d" style:font-name="Source Serif Pro" fo:font-size="13.5pt" officeooo:rsid="002f19d0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color="#3d464d" style:font-name="Source Serif Pro" fo:font-size="13.5pt" fo:font-weight="bold" fo:background-color="#f0f3f5" loext:char-shading-value="0" style:font-weight-asian="bold" style:font-weight-complex="bold" loext:padding="0cm" loext:border="none"/>
    </style:style>
    <style:style style:name="T18" style:family="text">
      <style:text-properties fo:color="#3d464d" style:font-name="Source Serif Pro" fo:font-size="13.5pt" fo:font-weight="bold" style:font-weight-asian="bold" style:font-weight-complex="bold"/>
    </style:style>
    <style:style style:name="T19" style:family="text">
      <style:text-properties fo:color="#3d464d" style:font-name="Source Serif Pro" fo:font-size="13.5pt" loext:padding="0cm" loext:border="none"/>
    </style:style>
    <style:style style:name="T20" style:family="text">
      <style:text-properties fo:color="#3d464d" style:font-name="Source Serif Pro" fo:font-size="13.5pt" officeooo:rsid="003461f0" loext:padding="0cm" loext:border="none"/>
    </style:style>
    <style:style style:name="T21" style:family="text">
      <style:text-properties fo:color="#3d464d" style:font-name="Source Serif Pro" fo:font-size="13.5pt" fo:font-weight="normal" style:font-weight-asian="normal" style:font-weight-complex="normal" loext:padding="0cm" loext:border="none"/>
    </style:style>
    <style:style style:name="T22" style:family="text">
      <style:text-properties fo:color="#3d464d" style:font-name="Source Serif Pro" fo:font-size="13.5pt" fo:font-weight="normal" officeooo:rsid="003461f0" style:font-weight-asian="normal" style:font-weight-complex="normal" loext:padding="0cm" loext:border="none"/>
    </style:style>
    <style:style style:name="T23" style:family="text">
      <style:text-properties fo:color="#3d464d" style:font-name="Consolas" fo:font-size="13.5pt" fo:background-color="#ffffff" loext:char-shading-value="0" loext:padding="0cm" loext:border="none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2pt" fo:letter-spacing="normal" fo:font-style="normal" officeooo:rsid="0016c318" fo:background-color="#ffffff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Source Serif Pro" fo:font-size="12pt" fo:letter-spacing="normal" fo:font-style="normal" fo:font-weight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000000" style:font-name="Source Serif Pro" fo:font-size="12pt" fo:letter-spacing="normal" fo:font-style="normal" fo:font-weight="normal" officeooo:rsid="0016c318" fo:background-color="#ffffff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font-name="Source Serif Pro" fo:font-size="12pt" fo:letter-spacing="normal" fo:font-style="normal" officeooo:rsid="0016c318" fo:background-color="#ffffff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Source Serif Pro" fo:font-size="13.5pt" fo:letter-spacing="normal" fo:font-style="normal" fo:font-weight="normal" officeooo:rsid="00111966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1409a" style:font-name="Source Serif Pro" fo:font-size="12pt" fo:letter-spacing="normal" fo:font-style="normal" officeooo:rsid="0016c318" fo:background-color="#ffffff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21409a" style:font-name="Source Serif Pro" fo:font-size="12pt" fo:letter-spacing="normal" fo:font-style="normal" fo:font-weight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2" style:family="text">
      <style:text-properties fo:color="#000000" style:font-name="Arial" fo:font-style="normal" officeooo:rsid="0011295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3" style:family="text">
      <style:text-properties fo:color="#000000" style:font-name="Arial" fo:font-style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4" style:family="text">
      <style:text-properties fo:color="#000000" style:font-name="Arial" fo:font-style="normal" officeooo:rsid="00112956" fo:background-color="#ffffff" loext:char-shading-value="0" style:font-size-asian="12pt" loext:padding="0cm" loext:border="none"/>
    </style:style>
    <style:style style:name="T35" style:family="text">
      <style:text-properties fo:color="#000000" style:font-name="Arial" fo:font-style="normal" fo:font-weight="bold" officeooo:rsid="0016c318" fo:background-color="#ffffff" loext:char-shading-value="0" style:font-size-asian="12pt" style:font-weight-asian="bold" style:font-size-complex="12pt" style:font-weight-complex="bold" loext:padding="0cm" loext:border="none"/>
    </style:style>
    <style:style style:name="T36" style:family="text">
      <style:text-properties fo:color="#000000" style:font-name="Arial" fo:font-style="normal" fo:font-weight="bold" officeooo:rsid="0022781f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color="#000000" style:font-name="Arial" fo:font-style="normal" fo:font-weight="bold" officeooo:rsid="00251f63" fo:background-color="#ffffff" loext:char-shading-value="0" style:font-size-asian="12pt" style:font-weight-asian="bold" style:font-size-complex="12pt" style:font-weight-complex="bold" loext:padding="0cm" loext:border="none"/>
    </style:style>
    <style:style style:name="T38" style:family="text">
      <style:text-properties fo:color="#000000" style:font-name="Arial" fo:font-style="normal" fo:font-weight="bold" officeooo:rsid="002347b2" fo:background-color="#ffffff" loext:char-shading-value="0" style:font-size-asian="12pt" style:font-weight-asian="bold" style:font-size-complex="12pt" style:font-weight-complex="bold" loext:padding="0cm" loext:border="none"/>
    </style:style>
    <style:style style:name="T39" style:family="text">
      <style:text-properties fo:color="#000000" style:font-name="Arial" fo:font-style="normal" fo:font-weight="bold" officeooo:rsid="002898fb" fo:background-color="#ffffff" loext:char-shading-value="0" style:font-size-asian="12pt" style:font-weight-asian="bold" style:font-size-complex="12pt" style:font-weight-complex="bold" loext:padding="0cm" loext:border="none"/>
    </style:style>
    <style:style style:name="T40" style:family="text">
      <style:text-properties fo:color="#000000" style:font-name="Arial" fo:font-style="normal" fo:font-weight="bold" officeooo:rsid="0016c318" style:font-weight-asian="bold" style:font-weight-complex="bold" loext:padding="0cm" loext:border="none"/>
    </style:style>
    <style:style style:name="T41" style:family="text">
      <style:text-properties fo:color="#000000" style:font-name="Arial" fo:font-style="normal" officeooo:rsid="0016c318" style:font-weight-asian="normal" style:font-weight-complex="normal" loext:padding="0cm" loext:border="none"/>
    </style:style>
    <style:style style:name="T42" style:family="text">
      <style:text-properties fo:color="#000000" style:font-name="Arial" fo:font-style="normal" officeooo:rsid="001ca5c5" style:font-weight-asian="normal" style:font-weight-complex="normal" loext:padding="0cm" loext:border="none"/>
    </style:style>
    <style:style style:name="T43" style:family="text">
      <style:text-properties fo:color="#000000" style:font-name="Arial" fo:font-style="normal" officeooo:rsid="001e1db3" style:font-weight-asian="normal" style:font-weight-complex="normal" loext:padding="0cm" loext:border="none"/>
    </style:style>
    <style:style style:name="T44" style:family="text">
      <style:text-properties fo:color="#000000" style:font-name="Arial" fo:font-size="12pt" fo:font-style="normal" officeooo:rsid="00111966" fo:background-color="#ffffff" loext:char-shading-value="0" style:font-size-asian="12pt" style:font-size-complex="12pt" loext:padding="0cm" loext:border="none"/>
    </style:style>
    <style:style style:name="T45" style:family="text">
      <style:text-properties fo:color="#000000" style:font-name="Arial" fo:font-size="12pt" fo:font-style="normal" officeooo:rsid="0011196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6" style:family="text">
      <style:text-properties fo:color="#000000" style:font-name="Arial" fo:font-size="12pt" fo:font-style="normal" officeooo:rsid="0016c31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47" style:family="text">
      <style:text-properties fo:color="#000000" fo:font-size="12pt" fo:background-color="#ffffff" loext:char-shading-value="0" style:font-size-asian="12pt" style:font-size-complex="12pt"/>
    </style:style>
    <style:style style:name="T48" style:family="text">
      <style:text-properties officeooo:rsid="0014edc3"/>
    </style:style>
    <style:style style:name="T49" style:family="text">
      <style:text-properties fo:color="#ce181e" fo:font-style="normal" officeooo:rsid="00111966" style:font-weight-asian="normal" style:font-weight-complex="normal"/>
    </style:style>
    <style:style style:name="T50" style:family="text">
      <style:text-properties fo:color="#ce181e" style:font-name="Arial" fo:font-style="normal" fo:font-weight="bold" officeooo:rsid="001ca5c5" style:font-weight-asian="bold" style:font-weight-complex="bold" loext:padding="0cm" loext:border="none"/>
    </style:style>
    <style:style style:name="T51" style:family="text">
      <style:text-properties fo:color="#ce181e" style:font-name="Arial" fo:font-style="normal" fo:font-weight="bold" officeooo:rsid="0016c318" fo:background-color="#ffffff" loext:char-shading-value="0" style:font-size-asian="12pt" style:font-weight-asian="bold" style:font-size-complex="12pt" style:font-weight-complex="bold" loext:padding="0cm" loext:border="none"/>
    </style:style>
    <style:style style:name="T52" style:family="text">
      <style:text-properties officeooo:rsid="00111966" style:font-weight-asian="normal" style:font-weight-complex="normal"/>
    </style:style>
    <style:style style:name="T53" style:family="text">
      <style:text-properties officeooo:rsid="00131d6e" style:font-weight-asian="normal" style:font-weight-complex="normal"/>
    </style:style>
    <style:style style:name="T54" style:family="text">
      <style:text-properties fo:color="#21409a"/>
    </style:style>
    <style:style style:name="T55" style:family="text">
      <style:text-properties fo:color="#21409a" style:font-name="Arial" fo:font-style="normal" fo:font-weight="bold" officeooo:rsid="0016c318" fo:background-color="#ffffff" loext:char-shading-value="0" style:font-size-asian="12pt" style:font-weight-asian="bold" style:font-size-complex="12pt" style:font-weight-complex="bold" loext:padding="0cm" loext:border="none"/>
    </style:style>
    <style:style style:name="T56" style:family="text">
      <style:text-properties fo:color="#21409a" style:font-name="Arial" fo:font-style="normal" fo:font-weight="bold" officeooo:rsid="0016da24" fo:background-color="#ffffff" loext:char-shading-value="0" style:font-size-asian="12pt" style:font-weight-asian="bold" style:font-size-complex="12pt" style:font-weight-complex="bold" loext:padding="0cm" loext:border="none"/>
    </style:style>
    <style:style style:name="T57" style:family="text">
      <style:text-properties fo:color="#21409a" style:font-name="Arial" fo:font-style="normal" fo:font-weight="bold" officeooo:rsid="00111966" fo:background-color="#ffffff" loext:char-shading-value="0" style:font-size-asian="12pt" style:font-weight-asian="bold" style:font-size-complex="12pt" style:font-weight-complex="bold" loext:padding="0cm" loext:border="none"/>
    </style:style>
    <style:style style:name="T58" style:family="text">
      <style:text-properties fo:color="#21409a" style:font-name="Arial" fo:font-style="normal" fo:font-weight="bold" officeooo:rsid="0022781f" fo:background-color="#ffffff" loext:char-shading-value="0" style:font-size-asian="12pt" style:font-weight-asian="bold" style:font-size-complex="12pt" style:font-weight-complex="bold" loext:padding="0cm" loext:border="none"/>
    </style:style>
    <style:style style:name="T59" style:family="text">
      <style:text-properties fo:color="#21409a" style:font-name="Arial" fo:font-style="normal" fo:font-weight="bold" officeooo:rsid="00251f63" fo:background-color="#ffffff" loext:char-shading-value="0" style:font-size-asian="12pt" style:font-weight-asian="bold" style:font-size-complex="12pt" style:font-weight-complex="bold" loext:padding="0cm" loext:border="none"/>
    </style:style>
    <style:style style:name="T60" style:family="text">
      <style:text-properties fo:color="#21409a" style:font-name="Arial" fo:font-style="normal" fo:font-weight="bold" officeooo:rsid="002898fb" fo:background-color="#ffffff" loext:char-shading-value="0" style:font-size-asian="12pt" style:font-weight-asian="bold" style:font-size-complex="12pt" style:font-weight-complex="bold" loext:padding="0cm" loext:border="none"/>
    </style:style>
    <style:style style:name="T61" style:family="text">
      <style:text-properties fo:color="#21409a" style:font-name="Arial" fo:font-style="normal" fo:font-weight="bold" officeooo:rsid="00111966" fo:background-color="#ffffff" loext:char-shading-value="0" style:font-size-asian="12pt" style:font-weight-asian="bold" style:font-weight-complex="bold" loext:padding="0cm" loext:border="none"/>
    </style:style>
    <style:style style:name="T62" style:family="text">
      <style:text-properties fo:color="#21409a" fo:font-style="normal" fo:font-weight="bold"/>
    </style:style>
    <style:style style:name="T63" style:family="text">
      <style:text-properties fo:color="#21409a" fo:font-style="normal" fo:font-weight="bold" style:font-weight-asian="bold" style:font-weight-complex="bold"/>
    </style:style>
    <style:style style:name="T64" style:family="text">
      <style:text-properties fo:color="#21409a" fo:font-style="normal" fo:font-weight="bold" officeooo:rsid="00251f63" style:font-weight-asian="bold" style:font-weight-complex="bold"/>
    </style:style>
    <style:style style:name="T65" style:family="text">
      <style:text-properties fo:color="#21409a" fo:font-style="normal" fo:font-weight="bold" officeooo:rsid="00111966" style:font-weight-asian="bold" style:font-weight-complex="bold"/>
    </style:style>
    <style:style style:name="T66" style:family="text">
      <style:text-properties fo:color="#21409a" fo:font-style="normal" fo:font-weight="bold" officeooo:rsid="00111966"/>
    </style:style>
    <style:style style:name="T67" style:family="text">
      <style:text-properties fo:color="#21409a" fo:font-style="normal" fo:font-weight="bold" officeooo:rsid="002a2f66"/>
    </style:style>
    <style:style style:name="T68" style:family="text">
      <style:text-properties fo:color="#21409a" fo:font-style="normal" fo:font-weight="bold" officeooo:rsid="002a32b1"/>
    </style:style>
    <style:style style:name="T69" style:family="text">
      <style:text-properties fo:color="#21409a" fo:font-weight="bold" style:font-weight-asian="bold" style:font-weight-complex="bold"/>
    </style:style>
    <style:style style:name="T70" style:family="text">
      <style:text-properties fo:color="#21409a" fo:font-weight="bold" officeooo:rsid="000de053" style:font-weight-asian="bold" style:font-weight-complex="bold"/>
    </style:style>
    <style:style style:name="T71" style:family="text">
      <style:text-properties fo:color="#21409a" style:font-name="Source Serif Pro" fo:font-size="13.5pt" fo:font-weight="bold" officeooo:rsid="002f19d0" fo:background-color="#ffffff" loext:char-shading-value="0" style:font-size-asian="12pt" style:font-weight-asian="bold" style:font-size-complex="12pt" style:font-weight-complex="bold"/>
    </style:style>
    <style:style style:name="T72" style:family="text">
      <style:text-properties fo:color="#21409a" style:font-name="Source Serif Pro" fo:font-size="13.5pt" fo:font-weight="bold" fo:background-color="#f0f3f5" loext:char-shading-value="0" style:font-weight-asian="bold" style:font-weight-complex="bold" loext:padding="0cm" loext:border="none"/>
    </style:style>
    <style:style style:name="T73" style:family="text">
      <style:text-properties fo:color="#21409a" style:font-name="Source Serif Pro" fo:font-size="13.5pt" fo:font-weight="bold" style:font-weight-asian="bold" style:font-weight-complex="bold"/>
    </style:style>
    <style:style style:name="T74" style:family="text">
      <style:text-properties fo:color="#21409a" style:font-name="Source Serif Pro" fo:font-size="13.5pt" fo:font-weight="bold" style:font-weight-asian="bold" style:font-weight-complex="bold" loext:padding="0cm" loext:border="none"/>
    </style:style>
    <style:style style:name="T75" style:family="text">
      <style:text-properties fo:color="#21409a" style:font-name="Source Serif Pro" fo:font-size="13.5pt" fo:font-weight="bold" style:font-weight-asian="bold" style:font-weight-complex="bold" loext:padding="0cm" loext:border="none" fo:background-color="#ffffff"/>
    </style:style>
    <style:style style:name="T76" style:family="text">
      <style:text-properties fo:color="#21409a" style:font-name="Source Serif Pro" fo:font-size="13.5pt" fo:font-weight="bold" style:font-weight-asian="bold" style:font-weight-complex="bold" fo:background-color="#ffffff"/>
    </style:style>
    <style:style style:name="T77" style:family="text">
      <style:text-properties fo:color="#21409a" style:font-name="Source Serif Pro" fo:font-size="13.5pt" fo:font-weight="bold" officeooo:rsid="0032795a" style:font-weight-asian="bold" style:font-weight-complex="bold" loext:padding="0cm" loext:border="none" fo:background-color="#ffffff"/>
    </style:style>
    <style:style style:name="T78" style:family="text">
      <style:text-properties fo:color="#21409a" style:font-name="Source Serif Pro" fo:font-size="13.5pt" loext:padding="0cm" loext:border="none"/>
    </style:style>
    <style:style style:name="T79" style:family="text">
      <style:text-properties fo:color="#21409a" style:font-name="Source Serif Pro" fo:font-size="13.5pt" officeooo:rsid="0032795a" loext:padding="0cm" loext:border="none"/>
    </style:style>
    <style:style style:name="T80" style:family="text">
      <style:text-properties fo:color="#b2b2b2" style:font-name="Arial" fo:font-style="normal" fo:font-weight="bold" officeooo:rsid="00251f63" fo:background-color="#ffffff" loext:char-shading-value="0" style:font-size-asian="12pt" style:font-weight-asian="bold" style:font-size-complex="12pt" style:font-weight-complex="bold" loext:padding="0cm" loext:border="none"/>
    </style:style>
    <style:style style:name="T81" style:family="text">
      <style:text-properties fo:color="#666666" fo:font-style="normal"/>
    </style:style>
    <style:style style:name="T82" style:family="text">
      <style:text-properties fo:color="#666666" fo:font-style="normal" fo:font-weight="bold" style:font-weight-asian="bold" style:font-weight-complex="bold"/>
    </style:style>
    <style:style style:name="T83" style:family="text">
      <style:text-properties fo:color="#666666" fo:font-style="normal" fo:font-weight="bold" officeooo:rsid="00251f63" style:font-weight-asian="bold" style:font-weight-complex="bold"/>
    </style:style>
    <style:style style:name="T84" style:family="text">
      <style:text-properties fo:color="#003c3d" fo:font-style="normal" fo:font-weight="bold" style:font-weight-asian="bold" style:font-weight-complex="bold"/>
    </style:style>
    <style:style style:name="T85" style:family="text">
      <style:text-properties fo:color="#003c3d" fo:font-style="normal" fo:font-weight="bold" officeooo:rsid="00111966" style:font-weight-asian="bold" style:font-weight-complex="bold"/>
    </style:style>
    <style:style style:name="T86" style:family="text">
      <style:text-properties fo:color="#0077aa" style:font-name="Consolas" fo:font-size="13.5pt" fo:background-color="#ffffff" loext:char-shading-value="0" loext:padding="0cm" loext:border="none"/>
    </style:style>
    <style:style style:name="T87" style:family="text">
      <style:text-properties fo:color="#999999" style:font-name="Consolas" fo:font-size="13.5pt" fo:background-color="#ffffff" loext:char-shading-value="0" loext:padding="0cm" loext:border="none"/>
    </style:style>
    <style:style style:name="T88" style:family="text">
      <style:text-properties fo:color="#669900" style:font-name="Consolas" fo:font-size="13.5pt" fo:background-color="#ffff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JQUERY</text:p>
      <text:p text:style-name="P22"/>
      <text:p text:style-name="P17">jquery traduz para funcionar em todos os navegadores</text:p>
      <text:p text:style-name="P17">- <text:span text:style-name="T1">compatibilidade</text:span></text:p>
      <text:p text:style-name="P17">- <text:span text:style-name="T1">Produtividade</text:span></text:p>
      <text:p text:style-name="P17"/>
      <text:p text:style-name="P18">o comando jquery tem que ser carregado antes do javascript</text:p>
      <text:p text:style-name="P18"/>
      <text:p text:style-name="P18"/>
      <text:p text:style-name="P2"><text:span text:style-name="T52"> </text:span><text:span text:style-name="T53">A f</text:span><text:span text:style-name="T9">unção </text:span><text:span text:style-name="T49">seletora</text:span><text:span text:style-name="T9"> </text:span><text:span text:style-name="T7">pode ser invocada de dois modos</text:span><text:span text:style-name="T9">:</text:span></text:p>
      <text:p text:style-name="P25"><text:span text:style-name="Source_20_Text"><text:span text:style-name="T32">1º </text:span></text:span><text:span text:style-name="Source_20_Text"><text:span text:style-name="T57">jQuery();</text:span></text:span></text:p>
      <text:p text:style-name="P31"><text:span text:style-name="Source_20_Text"><text:span text:style-name="T34">2º </text:span></text:span><text:span text:style-name="Source_20_Text"><text:span text:style-name="T61">$();</text:span></text:span></text:p>
      <text:p text:style-name="P31"><text:span text:style-name="Source_20_Text"><text:span text:style-name="T44"/></text:span></text:p>
      <text:p text:style-name="P19"><text:span text:style-name="T69">.text()</text:span> sem paramentros <text:span text:style-name="T2">recebe</text:span>. <text:s/><text:span text:style-name="T48">E </text:span>com parametros atribui <text:span text:style-name="T69">.</text:span><text:span text:style-name="T70">text(“abc”)</text:span></text:p>
      <text:p text:style-name="P18"/>
      <text:p text:style-name="P20">jquery é um framework</text:p>
      <text:p text:style-name="P1"><text:span text:style-name="Source_20_Text"><text:span text:style-name="T45"/></text:span></text:p>
      <text:p text:style-name="P26"><text:span text:style-name="Source_20_Text"><text:span text:style-name="T33"/></text:span></text:p>
      <text:p text:style-name="P27"><text:span text:style-name="Source_20_Text"><text:span text:style-name="T55">on(“</text:span></text:span><text:span text:style-name="Source_20_Text"><text:span text:style-name="T51">evento</text:span></text:span><text:span text:style-name="Source_20_Text"><text:span text:style-name="T55">”, function(){</text:span></text:span><text:span text:style-name="Source_20_Text"><text:span text:style-name="T56"> </text:span></text:span><text:span text:style-name="Source_20_Text"><text:span text:style-name="T55">}) </text:span></text:span><text:span text:style-name="Source_20_Text"><text:span text:style-name="T35">– </text:span></text:span><text:span text:style-name="Source_20_Text"><text:span text:style-name="T38">faz uma ação varias vezes</text:span></text:span></text:p>
      <text:p text:style-name="P29"><text:span text:style-name="Source_20_Text"><text:span text:style-name="T55">on</text:span></text:span><text:span text:style-name="Source_20_Text"><text:span text:style-name="T58">e</text:span></text:span><text:span text:style-name="Source_20_Text"><text:span text:style-name="T55">(“</text:span></text:span><text:span text:style-name="Source_20_Text"><text:span text:style-name="T51">evento</text:span></text:span><text:span text:style-name="Source_20_Text"><text:span text:style-name="T55">”, function(){</text:span></text:span><text:span text:style-name="Source_20_Text"><text:span text:style-name="T56"> </text:span></text:span><text:span text:style-name="Source_20_Text"><text:span text:style-name="T55">}) </text:span></text:span><text:span text:style-name="Source_20_Text"><text:span text:style-name="T35">– </text:span></text:span><text:span text:style-name="Source_20_Text"><text:span text:style-name="T38">faz uma ação apenas uma vez</text:span></text:span></text:p>
      <text:p text:style-name="P30"><text:span text:style-name="Source_20_Text"><text:span text:style-name="T39">ou só o evento EX: <text:s/></text:span></text:span><text:span text:style-name="Source_20_Text"><text:span text:style-name="T60">.click(function(){ }) <text:s/>.focus(function(){ })</text:span></text:span></text:p>
      <text:p text:style-name="P28"><text:span text:style-name="Source_20_Text"><text:span text:style-name="T55">.</text:span></text:span><text:span text:style-name="Source_20_Text"><text:span text:style-name="T56">val(); </text:span></text:span></text:p>
      <text:p text:style-name="P28"><text:span text:style-name="Source_20_Text"><text:span text:style-name="T80">$(“ID”)</text:span></text:span><text:span text:style-name="Source_20_Text"><text:span text:style-name="T56">.</text:span></text:span><text:span text:style-name="Source_20_Text"><text:span text:style-name="T58">attr(“</text:span></text:span><text:span text:style-name="Source_20_Text"><text:span text:style-name="T59">diseblsd</text:span></text:span><text:span text:style-name="Source_20_Text"><text:span text:style-name="T58">”,</text:span></text:span><text:span text:style-name="Source_20_Text"><text:span text:style-name="T59">true</text:span></text:span><text:span text:style-name="Source_20_Text"><text:span text:style-name="T58">) </text:span></text:span><text:span text:style-name="Source_20_Text"><text:span text:style-name="T36">– </text:span></text:span><text:span text:style-name="Source_20_Text"><text:span text:style-name="T37">Altera o valor </text:span></text:span></text:p>
      <text:p text:style-name="P27"><text:span text:style-name="Source_20_Text"><text:span text:style-name="T46"/></text:span></text:p>
      <text:p text:style-name="P23"><text:span text:style-name="Source_20_Text"><text:span text:style-name="T26">A função on() do jQuery, recebe como parâmetro </text:span></text:span><text:span text:style-name="Source_20_Text"><text:span text:style-name="Strong_20_Emphasis"><text:span text:style-name="T27">dois</text:span></text:span></text:span><text:span text:style-name="Source_20_Text"><text:span text:style-name="T26"> argumentos: O primeiro sendo uma </text:span></text:span><text:span text:style-name="Source_20_Text"><text:span text:style-name="Strong_20_Emphasis"><text:span text:style-name="T27">string</text:span></text:span></text:span><text:span text:style-name="Source_20_Text"><text:span text:style-name="T26"> com o </text:span></text:span><text:span text:style-name="Source_20_Text"><text:span text:style-name="Strong_20_Emphasis"><text:span text:style-name="T27">nome do evento</text:span></text:span></text:span><text:span text:style-name="Source_20_Text"><text:span text:style-name="T26"> que ela vai passar a escutar e o segundo uma </text:span></text:span><text:span text:style-name="Source_20_Text"><text:span text:style-name="Strong_20_Emphasis"><text:span text:style-name="T27">função</text:span></text:span></text:span><text:span text:style-name="Source_20_Text"><text:span text:style-name="T26">, com a </text:span></text:span><text:span text:style-name="Source_20_Text"><text:span text:style-name="Strong_20_Emphasis"><text:span text:style-name="T27">ação</text:span></text:span></text:span><text:span text:style-name="Source_20_Text"><text:span text:style-name="T26"> que ela deve executar quando o evento acontecer.</text:span></text:span><text:span text:style-name="T47"><text:line-break/></text:span><text:span text:style-name="Source_20_Text"><text:span text:style-name="T26">tanto a função </text:span></text:span><text:span text:style-name="Source_20_Text"><text:span text:style-name="Strong_20_Emphasis"><text:span text:style-name="T30">.text()</text:span></text:span></text:span><text:span text:style-name="Source_20_Text"><text:span text:style-name="T24"> </text:span></text:span><text:span text:style-name="Source_20_Text"><text:span text:style-name="T26">quanto a função</text:span></text:span><text:span text:style-name="Source_20_Text"><text:span text:style-name="T31"> </text:span></text:span><text:span text:style-name="Source_20_Text"><text:span text:style-name="Strong_20_Emphasis"><text:span text:style-name="T30">.val()</text:span></text:span></text:span><text:span text:style-name="Source_20_Text"><text:span text:style-name="Strong_20_Emphasis"><text:span text:style-name="T28"> conseguem </text:span></text:span></text:span><text:span text:style-name="Source_20_Text"><text:span text:style-name="T26">atribuir</text:span></text:span><text:span text:style-name="Source_20_Text"><text:span text:style-name="Strong_20_Emphasis"><text:span text:style-name="T25"> </text:span></text:span></text:span><text:span text:style-name="Source_20_Text"><text:span text:style-name="Strong_20_Emphasis"><text:span text:style-name="T28">e </text:span></text:span></text:span><text:span text:style-name="Source_20_Text"><text:span text:style-name="T26">pegar os valores de elementos do HTML, com cada uma focando em um tipo de elemento.</text:span></text:span></text:p>
      <text:p text:style-name="P11"/>
      <text:p text:style-name="P4"><text:span text:style-name="T63"><text:s/></text:span><text:span text:style-name="T64">Var </text:span><text:span text:style-name="T83">tempo</text:span><text:span text:style-name="T64"> = </text:span><text:span text:style-name="T63">setInterval( function(){ <text:s/>},10000)</text:span><text:span text:style-name="T8"> </text:span><text:span text:style-name="T11">– executa uma função, com um tempo determinado no segundo parametro</text:span></text:p>
      <text:p text:style-name="P12"/>
      <text:p text:style-name="P14"><text:span text:style-name="T7">if(</text:span><text:span text:style-name="T81">tempo</text:span><text:span text:style-name="T7"> &lt; 1 ){</text:span></text:p>
      <text:p text:style-name="P5"><text:span text:style-name="T65">c</text:span><text:span text:style-name="T63">learInterval(</text:span><text:span text:style-name="T82">tempo</text:span><text:span text:style-name="T63">) </text:span><text:span text:style-name="T11"><text:s/>– Interrompe a função</text:span></text:p>
      <text:p text:style-name="P15">}</text:p>
      <text:p text:style-name="P11"/>
      <text:p text:style-name="P7"><text:span text:style-name="T85">r</text:span><text:span text:style-name="T84">eady</text:span><text:span text:style-name="T8"> </text:span><text:span text:style-name="T11">–</text:span><text:span text:style-name="T12"> Carrega as funções quando a pagina e carregada</text:span></text:p>
      <text:p text:style-name="P6"><text:span text:style-name="T65">$</text:span><text:span text:style-name="T63">(document).</text:span><text:span text:style-name="T84">ready</text:span><text:span text:style-name="T63">(function() { </text:span></text:p>
      <text:p text:style-name="P16"><text:tab/>nomeDaFuncao();</text:p>
      <text:p text:style-name="P16"><text:tab/>nomeDaFuncao();</text:p>
      <text:p text:style-name="P6"><text:span text:style-name="T63">})</text:span><text:span text:style-name="T8"> </text:span></text:p>
      <text:p text:style-name="P10"><text:span text:style-name="T10">– Atalho</text:span><text:span text:style-name="T62"> </text:span></text:p>
      <text:p text:style-name="P10"><text:span text:style-name="T66">$</text:span><text:span text:style-name="T62">(function()</text:span><text:span text:style-name="T68">{</text:span></text:p>
      <text:p text:style-name="P8"><text:span text:style-name="T66"><text:tab/></text:span><text:span text:style-name="T62">nomeDaFuncao();</text:span></text:p>
      <text:p text:style-name="P9"><text:span text:style-name="T62"><text:tab/>nomeDaFuncao</text:span><text:span text:style-name="T67">2</text:span><text:span text:style-name="T62">();</text:span></text:p>
      <text:p text:style-name="P8"><text:span text:style-name="T68">}</text:span><text:span text:style-name="T66">);</text:span></text:p>
      <text:p text:style-name="P11"/>
      <text:p text:style-name="P11"><text:soft-page-break/></text:p>
      <text:p text:style-name="P3"><text:span text:style-name="T5">A função </text:span><text:span text:style-name="Strong_20_Emphasis"><text:span text:style-name="T6">.click()</text:span></text:span><text:span text:style-name="T9"> </text:span><text:span text:style-name="T5">é uma função de atalho para a função </text:span><text:span text:style-name="Strong_20_Emphasis"><text:span text:style-name="T6">.on("click", ...)</text:span></text:span><text:span text:style-name="T9"> </text:span><text:span text:style-name="T5">.</text:span></text:p>
      <text:p text:style-name="P3"><text:span text:style-name="T5">Os eventos mais comuns do jQuery possuem funções de atalho ( ou shorthand functions, como na documentação) , por exemplo as funções </text:span><text:span text:style-name="Strong_20_Emphasis"><text:span text:style-name="T6">.blur</text:span></text:span><text:span text:style-name="T5">, </text:span><text:span text:style-name="Strong_20_Emphasis"><text:span text:style-name="T6">.focus</text:span></text:span><text:span text:style-name="T5">, </text:span><text:span text:style-name="Strong_20_Emphasis"><text:span text:style-name="T6">.change</text:span></text:span><text:span text:style-name="T5">, </text:span><text:span text:style-name="Strong_20_Emphasis"><text:span text:style-name="T6">.dblclick</text:span></text:span><text:span text:style-name="T5"> ...etc. </text:span></text:p>
      <text:p text:style-name="P11"/>
      <text:p text:style-name="P11"/>
      <text:p text:style-name="P24"><text:span text:style-name="T29">Devemos usar a função </text:span><text:span text:style-name="Source_20_Text"><text:span text:style-name="T29">css()</text:span></text:span><text:span text:style-name="T29"> do jQuery que recebe o nome da propriedade:</text:span></text:p>
      <text:p text:style-name="P33"><text:span text:style-name="Source_20_Text"><text:span text:style-name="T86">var</text:span></text:span><text:span text:style-name="Source_20_Text"><text:span text:style-name="T23"> cor </text:span></text:span><text:span text:style-name="Source_20_Text"><text:span text:style-name="T87">=</text:span></text:span><text:span text:style-name="Source_20_Text"><text:span text:style-name="T23"> $</text:span></text:span><text:span text:style-name="Source_20_Text"><text:span text:style-name="T87">(</text:span></text:span><text:span text:style-name="Source_20_Text"><text:span text:style-name="T88">"div"</text:span></text:span><text:span text:style-name="Source_20_Text"><text:span text:style-name="T87">).</text:span></text:span><text:span text:style-name="Source_20_Text"><text:span text:style-name="T23">css</text:span></text:span><text:span text:style-name="Source_20_Text"><text:span text:style-name="T87">(</text:span></text:span><text:span text:style-name="Source_20_Text"><text:span text:style-name="T88">"background-color"</text:span></text:span><text:span text:style-name="Source_20_Text"><text:span text:style-name="T87">);</text:span></text:span></text:p>
      <text:p text:style-name="P34"/>
      <text:p text:style-name="P34"/>
      <text:p text:style-name="P13"><text:span text:style-name="T71">toggleClass</text:span><text:span text:style-name="T16"> - </text:span><text:span text:style-name="T4">A</text:span><text:span text:style-name="T3">dicionar uma classe se não existe, e remover se já existe.</text:span></text:p>
      <text:p text:style-name="P11"/>
      <text:p text:style-name="P11"/>
      <text:p text:style-name="P36"><text:span text:style-name="Strong_20_Emphasis"><text:span text:style-name="T79">p</text:span></text:span><text:span text:style-name="Strong_20_Emphasis"><text:span text:style-name="T78">repend()</text:span></text:span><text:span text:style-name="T14">. adiciona um novo elemento como </text:span><text:span text:style-name="Strong_20_Emphasis"><text:span text:style-name="T19">primeiro</text:span></text:span><text:span text:style-name="T13"> </text:span></text:p>
      <text:p text:style-name="P36"><text:span text:style-name="Source_20_Text"><text:span text:style-name="T77">a</text:span></text:span><text:span text:style-name="Source_20_Text"><text:span text:style-name="T75">ppend</text:span></text:span><text:span text:style-name="T76">.</text:span><text:span text:style-name="T14"> Adiciona um novo elemento como </text:span><text:span text:style-name="Strong_20_Emphasis"><text:span text:style-name="T19">último filho</text:span></text:span><text:span text:style-name="T13"> </text:span></text:p>
      <text:p text:style-name="P37"><text:span text:style-name="T13">No caso, </text:span><text:span text:style-name="T69">prepend()</text:span><text:span text:style-name="T13"> - começo de uma tabela ou </text:span><text:span text:style-name="T69">append()</text:span><text:span text:style-name="T13"> - no final </text:span></text:p>
      <text:p text:style-name="P11"/>
      <text:p text:style-name="P11"/>
      <text:p text:style-name="P11"><text:span text:style-name="Strong_20_Emphasis"><text:span text:style-name="T78">.parent()</text:span></text:span><text:span text:style-name="T13"> </text:span><text:span text:style-name="T14">tem como objetivo </text:span><text:span text:style-name="Strong_20_Emphasis"><text:span text:style-name="T19">navegar pela árvore de elementos</text:span></text:span><text:span text:style-name="T13"> </text:span><text:span text:style-name="T14">do HTML. Ela por padrão retorna o </text:span><text:span text:style-name="Strong_20_Emphasis"><text:span text:style-name="T19">pai</text:span></text:span><text:span text:style-name="T13"> </text:span><text:span text:style-name="T14">do elemento em que foi chamada</text:span></text:p>
      <text:p text:style-name="P11"><text:span text:style-name="T14"/></text:p>
      <text:p text:style-name="P11"><text:span text:style-name="Strong_20_Emphasis"><text:span text:style-name="T78">.hide()</text:span></text:span><text:span text:style-name="Strong_20_Emphasis"><text:span text:style-name="T19"> </text:span></text:span><text:span text:style-name="Strong_20_Emphasis"><text:span text:style-name="T21">- </text:span></text:span><text:span text:style-name="Strong_20_Emphasis"><text:span text:style-name="T22">Esconde um elemento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2"><text:span text:style-name="Source_20_Text"><text:span text:style-name="T40">Eventos</text:span></text:span><text:span text:style-name="Source_20_Text"><text:span text:style-name="T41">: </text:span></text:span></text:p>
      <text:p text:style-name="P32"><text:span text:style-name="Source_20_Text"><text:span text:style-name="T50">click</text:span></text:span><text:span text:style-name="Source_20_Text"><text:span text:style-name="T42"> – </text:span></text:span><text:span text:style-name="Source_20_Text"><text:span text:style-name="T43">A</text:span></text:span><text:span text:style-name="Source_20_Text"><text:span text:style-name="T42">o clicar </text:span></text:span></text:p>
      <text:p text:style-name="P32"><text:span text:style-name="Source_20_Text"><text:span text:style-name="T50">focus</text:span></text:span><text:span text:style-name="Source_20_Text"><text:span text:style-name="T42"> – </text:span></text:span><text:span text:style-name="Source_20_Text"><text:span text:style-name="T43">G</text:span></text:span><text:span text:style-name="Source_20_Text"><text:span text:style-name="T42">arante que esta em algum lugar mesmo se não foi clicado</text:span></text:span></text:p>
      <text:p text:style-name="P32"><text:span text:style-name="Source_20_Text"><text:span text:style-name="T50">dbclick</text:span></text:span><text:span text:style-name="Source_20_Text"><text:span text:style-name="T42"> – </text:span></text:span><text:span text:style-name="Source_20_Text"><text:span text:style-name="T43">Du</text:span></text:span><text:span text:style-name="Source_20_Text"><text:span text:style-name="T42">plo click</text:span></text:span></text:p>
      <text:p text:style-name="P32"><text:span text:style-name="Source_20_Text"><text:span text:style-name="T50">input</text:span></text:span><text:span text:style-name="Source_20_Text"><text:span text:style-name="T42"> – </text:span></text:span><text:span text:style-name="Source_20_Text"><text:span text:style-name="T43">T</text:span></text:span><text:span text:style-name="Source_20_Text"><text:span text:style-name="T42">em uma acao quando escreve algo em um &lt;input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1:21:11.537268846</meta:creation-date>
    <dc:date>2018-04-26T10:59:22.479140496</dc:date>
    <meta:editing-duration>PT4H2M1S</meta:editing-duration>
    <meta:editing-cycles>26</meta:editing-cycles>
    <meta:generator>LibreOffice/5.4.5.1$Linux_X86_64 LibreOffice_project/40m0$Build-1</meta:generator>
    <meta:document-statistic meta:table-count="0" meta:image-count="0" meta:object-count="0" meta:page-count="2" meta:paragraph-count="45" meta:word-count="349" meta:character-count="2196" meta:non-whitespace-character-count="1859"/>
  </office:meta>
</office:document-meta>
</file>